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6cff" officeooo:paragraph-rsid="00086cff"/>
    </style:style>
    <style:style style:name="P2" style:family="paragraph" style:parent-style-name="Standard">
      <style:text-properties officeooo:rsid="00086cff" officeooo:paragraph-rsid="00086cff"/>
    </style:style>
    <style:style style:name="P3" style:family="paragraph" style:parent-style-name="Standard">
      <style:text-properties officeooo:rsid="000b54fd" officeooo:paragraph-rsid="000b54fd"/>
    </style:style>
    <style:style style:name="P4" style:family="paragraph" style:parent-style-name="Standard">
      <style:text-properties officeooo:rsid="000d6d4c" officeooo:paragraph-rsid="000d6d4c"/>
    </style:style>
    <style:style style:name="T1" style:family="text">
      <style:text-properties officeooo:rsid="000cbe80"/>
    </style:style>
    <style:style style:name="T2" style:family="text">
      <style:text-properties officeooo:rsid="000d6d4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Plan:</text:p>
      <text:p text:style-name="P1"/>
      <text:p text:style-name="P1">Dynamic Rupture</text:p>
      <text:p text:style-name="P1"/>
      <text:p text:style-name="P1">Current State: Simulation assumes a static displacement in the bathymetry. This leads to an initial state, in which the bathymetry is finite. That means the earthquake has been completed and the tsunamiwave has already been generated before the simulation starts.</text:p>
      <text:p text:style-name="P1">This is not close to reality.</text:p>
      <text:p text:style-name="P1"/>
      <text:p text:style-name="P1">Our project's content is to create the wave in a more realistic way.</text:p>
      <text:p text:style-name="P1">We are going to implement a dynamic displacement that simulates an ongoing earthquake during the simulation.</text:p>
      <text:p text:style-name="P4">18.12.14</text:p>
      <text:p text:style-name="P1">1.: Get some seismological data for the Tohoku tsunami</text:p>
      <text:p text:style-name="P4">25.12.14</text:p>
      <text:p text:style-name="P1">2.: Find a way to read this data to match the simulation requirements (either create netCDF files using the COARDS convention and having the epicenter at (0, 0) or implement a new reader which reads the given file and adjusts the data to the simulation)</text:p>
      <text:p text:style-name="P1">3.: Implement a dynamic displacement reader reading displacement timesteps during the first (or all?) timesteps</text:p>
      <text:p text:style-name="P4">08.01.15</text:p>
      <text:p text:style-name="P1">4.: Change Writer so that it CAN write bathymetry time dependent</text:p>
      <text:p text:style-name="P4">15.01.15</text:p>
      <text:p text:style-name="P1">5.: Change the simulation in a way, that there is a possibility to change bathymetry per timestep</text:p>
      <text:p text:style-name="P4">20.01.15</text:p>
      <text:p text:style-name="P1">6.: Simulate Tohoku scenario again using the new approach to generate a result that's closer to the reality</text:p>
      <text:p text:style-name="P3">7.: Compare the most significant differences between static and dynamic <text:span text:style-name="T1">displac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3T17:20:29.307914028</meta:creation-date>
    <dc:date>2014-12-13T17:46:02.302760700</dc:date>
    <meta:editing-duration>PT4M13S</meta:editing-duration>
    <meta:editing-cycles>4</meta:editing-cycles>
    <meta:generator>LibreOffice/4.2.7.2$Linux_X86_64 LibreOffice_project/420m0$Build-2</meta:generator>
    <meta:document-statistic meta:table-count="0" meta:image-count="0" meta:object-count="0" meta:page-count="1" meta:paragraph-count="18" meta:word-count="210" meta:character-count="1306" meta:non-whitespace-character-count="1114"/>
  </office:meta>
</office:document-meta>
</file>